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enix" svg:font-family="Fenix, 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rsid="00078573" officeooo:paragraph-rsid="00078573"/>
    </style:style>
    <style:style style:name="P2"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rsid="00078573" officeooo:paragraph-rsid="000951f9"/>
    </style:style>
    <style:style style:name="P3"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paragraph-rsid="000adac7"/>
    </style:style>
    <style:style style:name="P4"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paragraph-rsid="000b96ee"/>
    </style:style>
    <style:style style:name="P5"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rsid="000eab2c" officeooo:paragraph-rsid="000b96ee"/>
    </style:style>
    <style:style style:name="P6"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rsid="001055a8" officeooo:paragraph-rsid="000fd99d"/>
    </style:style>
    <style:style style:name="P7"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rsid="003de009" officeooo:paragraph-rsid="003de009"/>
    </style:style>
    <style:style style:name="P8"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rsid="003de009" officeooo:paragraph-rsid="0040242f"/>
    </style:style>
    <style:style style:name="P9"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rsid="003de009" officeooo:paragraph-rsid="0081f719"/>
    </style:style>
    <style:style style:name="P10"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rsid="00137c7e" officeooo:paragraph-rsid="00078573"/>
    </style:style>
    <style:style style:name="P11"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rsid="00272c47" officeooo:paragraph-rsid="00078573"/>
    </style:style>
    <style:style style:name="P12"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rsid="000951f9" officeooo:paragraph-rsid="000951f9"/>
    </style:style>
    <style:style style:name="P13"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paragraph-rsid="00591397"/>
    </style:style>
    <style:style style:name="P14"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paragraph-rsid="00596ed6"/>
    </style:style>
    <style:style style:name="P15"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rsid="00078573" officeooo:paragraph-rsid="00272c47"/>
    </style:style>
    <style:style style:name="P16"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rsid="00078573" officeooo:paragraph-rsid="00766803"/>
    </style:style>
    <style:style style:name="P17"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rsid="00078573" officeooo:paragraph-rsid="000951f9"/>
    </style:style>
    <style:style style:name="P18"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rsid="00078573" officeooo:paragraph-rsid="00785b69"/>
    </style:style>
    <style:style style:name="P19"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rsid="00078573" officeooo:paragraph-rsid="0081f719"/>
    </style:style>
    <style:style style:name="P20"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rsid="00078573" officeooo:paragraph-rsid="0083177b"/>
    </style:style>
    <style:style style:name="P21" style:family="paragraph" style:parent-style-name="Standard">
      <style:paragraph-properties fo:margin-left="0in" fo:margin-right="0in" fo:text-indent="0in" style:auto-text-indent="false"/>
      <style:text-properties fo:font-variant="normal" fo:text-transform="none" fo:color="#000000" style:font-name="Fenix" fo:font-size="14pt" fo:letter-spacing="normal" fo:font-style="normal" fo:font-weight="normal" officeooo:paragraph-rsid="0081f719"/>
    </style:style>
    <style:style style:name="T1" style:family="text">
      <style:text-properties officeooo:rsid="000951f9"/>
    </style:style>
    <style:style style:name="T2" style:family="text">
      <style:text-properties officeooo:rsid="000adac7"/>
    </style:style>
    <style:style style:name="T3" style:family="text">
      <style:text-properties officeooo:rsid="000b96ee"/>
    </style:style>
    <style:style style:name="T4" style:family="text">
      <style:text-properties officeooo:rsid="000eab2c"/>
    </style:style>
    <style:style style:name="T5" style:family="text">
      <style:text-properties officeooo:rsid="000fd99d"/>
    </style:style>
    <style:style style:name="T6" style:family="text">
      <style:text-properties officeooo:rsid="001055a8"/>
    </style:style>
    <style:style style:name="T7" style:family="text">
      <style:text-properties officeooo:rsid="001169b1"/>
    </style:style>
    <style:style style:name="T8" style:family="text">
      <style:text-properties officeooo:rsid="0011ff3a"/>
    </style:style>
    <style:style style:name="T9" style:family="text">
      <style:text-properties officeooo:rsid="00137c7e"/>
    </style:style>
    <style:style style:name="T10" style:family="text">
      <style:text-properties officeooo:rsid="0014c685"/>
    </style:style>
    <style:style style:name="T11" style:family="text">
      <style:text-properties fo:font-style="italic" officeooo:rsid="0014c685" style:font-style-asian="italic" style:font-style-complex="italic"/>
    </style:style>
    <style:style style:name="T12" style:family="text">
      <style:text-properties fo:font-style="italic" officeooo:rsid="003c8b08" style:font-style-asian="italic" style:font-style-complex="italic"/>
    </style:style>
    <style:style style:name="T13" style:family="text">
      <style:text-properties fo:font-style="italic" officeooo:rsid="001169b1" style:font-style-asian="italic" style:font-style-complex="italic"/>
    </style:style>
    <style:style style:name="T14" style:family="text">
      <style:text-properties fo:font-style="italic" officeooo:rsid="007d1655" style:font-style-asian="italic" style:font-style-complex="italic"/>
    </style:style>
    <style:style style:name="T15" style:family="text">
      <style:text-properties officeooo:rsid="0015bd66"/>
    </style:style>
    <style:style style:name="T16" style:family="text">
      <style:text-properties officeooo:rsid="0016d827"/>
    </style:style>
    <style:style style:name="T17" style:family="text">
      <style:text-properties officeooo:rsid="001715ff"/>
    </style:style>
    <style:style style:name="T18" style:family="text">
      <style:text-properties officeooo:rsid="0018d875"/>
    </style:style>
    <style:style style:name="T19" style:family="text">
      <style:text-properties officeooo:rsid="001904eb"/>
    </style:style>
    <style:style style:name="T20" style:family="text">
      <style:text-properties officeooo:rsid="00199c57"/>
    </style:style>
    <style:style style:name="T21" style:family="text">
      <style:text-properties officeooo:rsid="001afce5"/>
    </style:style>
    <style:style style:name="T22" style:family="text">
      <style:text-properties officeooo:rsid="001cf276"/>
    </style:style>
    <style:style style:name="T23" style:family="text">
      <style:text-properties officeooo:rsid="001f2083"/>
    </style:style>
    <style:style style:name="T24" style:family="text">
      <style:text-properties officeooo:rsid="00272c47"/>
    </style:style>
    <style:style style:name="T25" style:family="text">
      <style:text-properties officeooo:rsid="0028ada6"/>
    </style:style>
    <style:style style:name="T26" style:family="text">
      <style:text-properties officeooo:rsid="0028eb4c"/>
    </style:style>
    <style:style style:name="T27" style:family="text">
      <style:text-properties officeooo:rsid="002c4991"/>
    </style:style>
    <style:style style:name="T28" style:family="text">
      <style:text-properties officeooo:rsid="002cc629"/>
    </style:style>
    <style:style style:name="T29" style:family="text">
      <style:text-properties officeooo:rsid="002e9ed6"/>
    </style:style>
    <style:style style:name="T30" style:family="text">
      <style:text-properties officeooo:rsid="002ff665"/>
    </style:style>
    <style:style style:name="T31" style:family="text">
      <style:text-properties officeooo:rsid="0034d05b"/>
    </style:style>
    <style:style style:name="T32" style:family="text">
      <style:text-properties officeooo:rsid="0039230a"/>
    </style:style>
    <style:style style:name="T33" style:family="text">
      <style:text-properties officeooo:rsid="003a046e"/>
    </style:style>
    <style:style style:name="T34" style:family="text">
      <style:text-properties officeooo:rsid="003c8b08"/>
    </style:style>
    <style:style style:name="T35" style:family="text">
      <style:text-properties officeooo:rsid="003c8b08" style:font-style-asian="normal" style:font-style-complex="normal"/>
    </style:style>
    <style:style style:name="T36" style:family="text">
      <style:text-properties officeooo:rsid="00591397" style:font-style-asian="normal" style:font-style-complex="normal"/>
    </style:style>
    <style:style style:name="T37" style:family="text">
      <style:text-properties officeooo:rsid="005b2c3c" style:font-style-asian="normal" style:font-style-complex="normal"/>
    </style:style>
    <style:style style:name="T38" style:family="text">
      <style:text-properties officeooo:rsid="005c0044" style:font-style-asian="normal" style:font-style-complex="normal"/>
    </style:style>
    <style:style style:name="T39" style:family="text">
      <style:text-properties officeooo:rsid="003f8da2"/>
    </style:style>
    <style:style style:name="T40" style:family="text">
      <style:text-properties officeooo:rsid="0040242f"/>
    </style:style>
    <style:style style:name="T41" style:family="text">
      <style:text-properties officeooo:rsid="0041e986"/>
    </style:style>
    <style:style style:name="T42" style:family="text">
      <style:text-properties officeooo:rsid="0043dfd4"/>
    </style:style>
    <style:style style:name="T43" style:family="text">
      <style:text-properties officeooo:rsid="004471bc"/>
    </style:style>
    <style:style style:name="T44" style:family="text">
      <style:text-properties officeooo:rsid="0044f159"/>
    </style:style>
    <style:style style:name="T45" style:family="text">
      <style:text-properties officeooo:rsid="00465720"/>
    </style:style>
    <style:style style:name="T46" style:family="text">
      <style:text-properties officeooo:rsid="0046fa49"/>
    </style:style>
    <style:style style:name="T47" style:family="text">
      <style:text-properties officeooo:rsid="00492729"/>
    </style:style>
    <style:style style:name="T48" style:family="text">
      <style:text-properties officeooo:rsid="0049df05"/>
    </style:style>
    <style:style style:name="T49" style:family="text">
      <style:text-properties officeooo:rsid="004a2106"/>
    </style:style>
    <style:style style:name="T50" style:family="text">
      <style:text-properties officeooo:rsid="004d1045"/>
    </style:style>
    <style:style style:name="T51" style:family="text">
      <style:text-properties officeooo:rsid="004db7fd"/>
    </style:style>
    <style:style style:name="T52" style:family="text">
      <style:text-properties officeooo:rsid="004e4d17"/>
    </style:style>
    <style:style style:name="T53" style:family="text">
      <style:text-properties officeooo:rsid="004fb58b"/>
    </style:style>
    <style:style style:name="T54" style:family="text">
      <style:text-properties officeooo:rsid="0050cdbd"/>
    </style:style>
    <style:style style:name="T55" style:family="text">
      <style:text-properties officeooo:rsid="0052c8b8"/>
    </style:style>
    <style:style style:name="T56" style:family="text">
      <style:text-properties officeooo:rsid="00548fec"/>
    </style:style>
    <style:style style:name="T57" style:family="text">
      <style:text-properties officeooo:rsid="0056f0a4"/>
    </style:style>
    <style:style style:name="T58" style:family="text">
      <style:text-properties officeooo:rsid="005db0d0"/>
    </style:style>
    <style:style style:name="T59" style:family="text">
      <style:text-properties officeooo:rsid="005e6427"/>
    </style:style>
    <style:style style:name="T60" style:family="text">
      <style:text-properties officeooo:rsid="005fd252"/>
    </style:style>
    <style:style style:name="T61" style:family="text">
      <style:text-properties officeooo:rsid="00619763"/>
    </style:style>
    <style:style style:name="T62" style:family="text">
      <style:text-properties officeooo:rsid="0063b8ae"/>
    </style:style>
    <style:style style:name="T63" style:family="text">
      <style:text-properties officeooo:rsid="00648dac"/>
    </style:style>
    <style:style style:name="T64" style:family="text">
      <style:text-properties officeooo:rsid="0065b7a1"/>
    </style:style>
    <style:style style:name="T65" style:family="text">
      <style:text-properties officeooo:rsid="00683bf3"/>
    </style:style>
    <style:style style:name="T66" style:family="text">
      <style:text-properties officeooo:rsid="0069614b"/>
    </style:style>
    <style:style style:name="T67" style:family="text">
      <style:text-properties officeooo:rsid="006cba1a"/>
    </style:style>
    <style:style style:name="T68" style:family="text">
      <style:text-properties officeooo:rsid="006d5680"/>
    </style:style>
    <style:style style:name="T69" style:family="text">
      <style:text-properties officeooo:rsid="006f4fee"/>
    </style:style>
    <style:style style:name="T70" style:family="text">
      <style:text-properties officeooo:rsid="007106e8"/>
    </style:style>
    <style:style style:name="T71" style:family="text">
      <style:text-properties officeooo:rsid="0072bba0"/>
    </style:style>
    <style:style style:name="T72" style:family="text">
      <style:text-properties officeooo:rsid="0073c93d"/>
    </style:style>
    <style:style style:name="T73" style:family="text">
      <style:text-properties style:text-position="super 58%" officeooo:rsid="0073c93d"/>
    </style:style>
    <style:style style:name="T74" style:family="text">
      <style:text-properties officeooo:rsid="0075873f"/>
    </style:style>
    <style:style style:name="T75" style:family="text">
      <style:text-properties officeooo:rsid="0075df55"/>
    </style:style>
    <style:style style:name="T76" style:family="text">
      <style:text-properties officeooo:rsid="00766803"/>
    </style:style>
    <style:style style:name="T77" style:family="text">
      <style:text-properties officeooo:rsid="007728b8"/>
    </style:style>
    <style:style style:name="T78" style:family="text">
      <style:text-properties officeooo:rsid="0077c1d5"/>
    </style:style>
    <style:style style:name="T79" style:family="text">
      <style:text-properties officeooo:rsid="00785b69"/>
    </style:style>
    <style:style style:name="T80" style:family="text">
      <style:text-properties officeooo:rsid="0079fde8"/>
    </style:style>
    <style:style style:name="T81" style:family="text">
      <style:text-properties officeooo:rsid="007c8e73"/>
    </style:style>
    <style:style style:name="T82" style:family="text">
      <style:text-properties officeooo:rsid="007cfb41"/>
    </style:style>
    <style:style style:name="T83" style:family="text">
      <style:text-properties officeooo:rsid="007ef28f"/>
    </style:style>
    <style:style style:name="T84" style:family="text">
      <style:text-properties officeooo:rsid="007f2069"/>
    </style:style>
    <style:style style:name="T85" style:family="text">
      <style:text-properties officeooo:rsid="008039d1"/>
    </style:style>
    <style:style style:name="T86" style:family="text">
      <style:text-properties officeooo:rsid="0081f719"/>
    </style:style>
    <style:style style:name="T87" style:family="text">
      <style:text-properties officeooo:rsid="0081fed5"/>
    </style:style>
    <style:style style:name="T88" style:family="text">
      <style:text-properties officeooo:rsid="0083177b"/>
    </style:style>
    <style:style style:name="T89" style:family="text">
      <style:text-properties officeooo:rsid="0083af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ver the past six months, San Francisco's housing prices and apartment rents have spawned coverage and editorials in Bloomberg, Wall Street Journal, New York Times, <text:span text:style-name="T87">The Economist</text:span> and the Atlantic. The consensus in the editorial pages has been that permitting and land use regulations keep supply from catching up to demand. Ed Glaeser, Professor of Economics at Harvard University, has spent years studying land use controls, and he recently wrote in the Times: "The best way to make cities more affordable is to reduce the barriers to building and unleash the cranes." <text:a xlink:type="simple" xlink:href="http://www.nytimes.com/roomfordebate/2013/10/16/housing-thats-not-a-luxury/ease-housing-regulation-to-increase-supply"><text:span text:style-name="T2">http://www.nytimes.com/roomfordebate/2013/10/16/housing-thats-not-a-luxury/ease-housing-regulation-to-increase-supply</text:span></text:a><text:span text:style-name="T2"> </text:span></text:p>
      <text:p text:style-name="P3"/>
      <text:p text:style-name="P14"><text:span text:style-name="T34">In October, Gabriel Metcalf of SPUR wrote in </text:span><text:span text:style-name="T12">The Atlantic </text:span><text:span text:style-name="T37">that building</text:span><text:span text:style-name="T35"> 5,000 units per year </text:span><text:span text:style-name="T38">would</text:span><text:span text:style-name="T35"> stabilize rents. </text:span><text:a xlink:type="simple" xlink:href="http://www.theatlanticcities.com/housing/2013/10/san-francisco-exodus/7205/"><text:span text:style-name="T36">http://www.theatlanticcities.com/housing/2013/10/san-francisco-exodus/7205/</text:span></text:a><text:span text:style-name="T36"> </text:span>San Francisco Mayor Ed Lee appears to agree. Announcing his affordable housing plan, Lee remarked, "We are all responsible - this is a crisis of our own making." He <text:span text:style-name="T21">wants to see</text:span> 30,000 housing units <text:span text:style-name="T22">built</text:span> over the next six years. </text:p>
      <text:p text:style-name="P4"/>
      <text:p text:style-name="P4"><text:a xlink:type="simple" xlink:href="http://www.sfgate.com/bayarea/article/Sneak-peek-Mayor-Ed-Lee-has-a-housing-solution-5151504.php"><text:span text:style-name="T3">http://www.sfgate.com/bayarea/article/Sneak-peek-Mayor-Ed-Lee-has-a-housing-solution-5151504.php</text:span></text:a><text:span text:style-name="T3"> </text:span></text:p>
      <text:p text:style-name="P13"><text:span text:style-name="T36"/></text:p>
      <text:p text:style-name="P13">This is certainly much faster than San Francisco has been building housing. <text:span text:style-name="T4">Mouse over the bars and lines in the figure below to see how San Francisco </text:span><text:span text:style-name="T48">has added</text:span><text:span text:style-name="T4"> and subtract</text:span><text:span text:style-name="T49">ed</text:span><text:span text:style-name="T4"> housing units.</text:span></text:p>
      <text:p text:style-name="P5"/>
      <text:p text:style-name="P21"><text:span text:style-name="T86">SF.html</text:span></text:p>
      <text:p text:style-name="P6"/>
      <text:p text:style-name="P8"><text:span text:style-name="T40">Mayor Lee's </text:span><text:span text:style-name="T41">plan would mean adding housing at </text:span><text:span text:style-name="T50">Seattle's rate</text:span><text:span text:style-name="T42">. </text:span><text:span text:style-name="T43">The chart below shows Seattle's construction over the past nine years</text:span><text:span text:style-name="T44">. <text:s/></text:span><text:span text:style-name="T46">The average is about 4,400 units per year—</text:span><text:span text:style-name="T58">about three times San Francisco's long-run average of (1,500 units per year)</text:span><text:span text:style-name="T47">. </text:span><text:span text:style-name="T53">Moving forward</text:span><text:span text:style-name="T45">, Seattle</text:span><text:span text:style-name="T51">'s planning department </text:span><text:span text:style-name="T45">plans to </text:span><text:span text:style-name="T52">facilitate</text:span><text:span text:style-name="T45"> about 5,000 units per year.</text:span></text:p>
      <text:p text:style-name="P7"/>
      <text:p text:style-name="P9"><text:span text:style-name="T86">seattle.html</text:span></text:p>
      <text:p text:style-name="P10"/>
      <text:p text:style-name="P1"><text:span text:style-name="T54">Of course, t</text:span><text:span text:style-name="T9">he </text:span><text:span text:style-name="T83">issue</text:span><text:span text:style-name="T9"> isn't</text:span><text:span text:style-name="T7"> </text:span><text:span text:style-name="T14">only</text:span><text:span text:style-name="T7"> that San Francisco </text:span><text:span text:style-name="T8">fails to build enough housing. </text:span><text:span text:style-name="T15">After all, Detroit doesn't build many homes, either, but its </text:span><text:span text:style-name="T19">housing costs</text:span><text:span text:style-name="T15"> </text:span><text:span text:style-name="T16">have </text:span><text:span text:style-name="T17">dropped </text:span><text:span text:style-name="T18">swiftly</text:span><text:span text:style-name="T15">. T</text:span><text:span text:style-name="T10">he </text:span><text:span text:style-name="T84">issue</text:span><text:span text:style-name="T10"> is that San Francisco </text:span><text:soft-page-break/><text:span text:style-name="T10">fails to build enough housing </text:span><text:span text:style-name="T11">relative to demand. </text:span>On the chart below, you can see that the city's job numbers have swung with the fate of the economy, but, over time, the rate of job growth (about 3,500 additional jobs per year) has outrun the rate of housing growth (about 1,500 additional units per year). Between 1991 and 2012, San Francisco only added about 31,000 housing units but 73,000 jobs.</text:p>
      <text:p text:style-name="P1"/>
      <text:p text:style-name="P19"><text:span text:style-name="T86">Jobs.html</text:span></text:p>
      <text:p text:style-name="P11"/>
      <text:p text:style-name="P16"><text:span text:style-name="T35">However, there are grounds to be </text:span><text:span text:style-name="T30">skeptical</text:span><text:span text:style-name="T68"> </text:span><text:span text:style-name="T85">that Mayor Lee's plan will make a dent in prices</text:span><text:span text:style-name="T30">. </text:span><text:span text:style-name="T61">Five thousand </text:span><text:span text:style-name="T31">sounds like a large number, but it's little more than a 1.3% annual increase </text:span><text:span text:style-name="T32">over the city's current housing stock of about 3</text:span><text:span text:style-name="T33">80</text:span><text:span text:style-name="T32">,000 units. </text:span><text:span text:style-name="T60">Ted Egan, San Francisco's chief economist, estimates it would take roughly 100,000 new units of market-rate housing to see “a significant increase in affordability at large.” </text:span><text:a xlink:type="simple" xlink:href="http://www.sfexaminer.com/sanfrancisco/leveling-sf-housing-field-could-take-100000-new-units/Content?oid=2703869"><text:span text:style-name="T63">http://www.sfexaminer.com/sanfrancisco/leveling-sf-housing-field-could-take-100000-new-units/Content?oid=2703869</text:span></text:a><text:span text:style-name="T63"> </text:span></text:p>
      <text:p text:style-name="P16"><text:span text:style-name="T63"/></text:p>
      <text:p text:style-name="P20"><text:span text:style-name="T77">Moreover, San Francisco's track record on allowing housing is poor. </text:span><text:span text:style-name="T66">O</text:span><text:span text:style-name="T25">pponents of development </text:span><text:span text:style-name="T88">already </text:span><text:span text:style-name="T25">worry about “Manhattanization,” </text:span><text:span text:style-name="T65">(</text:span><text:a xlink:type="simple" xlink:href="http://www.sfbg.com/2014/01/21/manhattanization-revisited"><text:span text:style-name="T88">http://www.sfbg.com/2014/01/21/manhattanization-revisited</text:span></text:a><text:span text:style-name="T65">)</text:span><text:span text:style-name="T25"> but </text:span><text:span text:style-name="T26">the</text:span><text:span text:style-name="T24"> city is </text:span><text:span text:style-name="T28">now only about </text:span><text:span text:style-name="T29">one quarter as dense as Manhattan, half as dense as Brooklyn, and </text:span><text:span text:style-name="T57">80% as dense as Queens</text:span><text:span text:style-name="T27">. </text:span><text:span text:style-name="T72">When the Planning Commission moved to allow </text:span><text:span text:style-name="T80">8-story buildings </text:span><text:span text:style-name="T75">(hardly the <text:s/>skyscrapers you see in Manhattan) </text:span><text:span text:style-name="T80">on</text:span><text:span text:style-name="T72"> Mission Street, between Cesar Chavez and 16</text:span><text:span text:style-name="T73">th</text:span><text:span text:style-name="T74">, </text:span><text:span text:style-name="T76">the Board of Supervisors </text:span><text:span text:style-name="T77">canceled</text:span><text:span text:style-name="T76"> the proposal </text:span><text:a xlink:type="simple" xlink:href="http://www.sf-planning.org/index.aspx?page=2223"><text:span text:style-name="T78">http://www.sf-planning.org/index.aspx?page=2223</text:span></text:a><text:span text:style-name="T78"> </text:span></text:p>
      <text:p text:style-name="P16"><text:span text:style-name="T55">As you can see in this zoning map </text:span><text:a xlink:type="simple" xlink:href="http://www.sf-planning.org/modules/showdocument.aspx?documentid=9016"><text:span text:style-name="T67">http://www.sf-planning.org/modules/showdocument.aspx?documentid=9016</text:span></text:a><text:span text:style-name="T55">, landowners in </text:span><text:span text:style-name="T59">much of</text:span><text:span text:style-name="T55"> San Francisco are only allowed to build </text:span><text:span text:style-name="T56">single-family </text:span><text:span text:style-name="T89">homes</text:span><text:span text:style-name="T56"> on their property.</text:span></text:p>
      <text:p text:style-name="P16"><text:span text:style-name="T63"/></text:p>
      <text:p text:style-name="P16"><text:span text:style-name="T81">But</text:span><text:span text:style-name="T62"> most importantly, San Francisco is only one city in a</text:span><text:span text:style-name="T69">n interlocking, </text:span><text:span text:style-name="T70">metropolitan</text:span><text:span text:style-name="T69"> housing market </text:span><text:span text:style-name="T71">composed of other</text:span><text:span text:style-name="T62"> cities reluctant to </text:span><text:span text:style-name="T82">allow</text:span><text:span text:style-name="T62"> more housing, </text:span><text:span text:style-name="T64">which a second post will cover.</text:span></text:p>
      <text:p text:style-name="P15"/>
      <text:p text:style-name="P1"/>
      <text:p text:style-name="P12"><text:span text:style-name="T79">Sf </text:span>housing</text:p>
      <text:p text:style-name="P2"><text:a xlink:type="simple" xlink:href="http://www.sf-planning.org/ftp/files/publications_reports/2011_Housing_Inventory_Report.pdf"><text:span text:style-name="T1">http://www.sf-planning.org/ftp/files/publications_reports/2011_Housing_Inventory_Report.pdf</text:span></text:a></text:p>
      <text:p text:style-name="P2"><text:soft-page-break/><text:span text:style-name="T1"/></text:p>
      <text:p text:style-name="P18"><text:span text:style-name="T79">seattle housing</text:span></text:p>
      <text:p text:style-name="P18"><text:a xlink:type="simple" xlink:href="https://www.seattle.gov/dpd/cs/groups/pan/@pan/documents/web_informational/dpdd017579.pdf"><text:span text:style-name="T79">https://www.seattle.gov/dpd/cs/groups/pan/@pan/documents/web_informational/dpdd017579.pdf</text:span></text:a><text:span text:style-name="T79"> </text:span></text:p>
      <text:p text:style-name="P12"/>
      <text:p text:style-name="P12"><text:span text:style-name="T79">sf </text:span>jobs</text:p>
      <text:p text:style-name="P2"><text:a xlink:type="simple" xlink:href="http://research.stlouisfed.org/fred2/series/CASANF0LFN"><text:span text:style-name="T1">http://research.stlouisfed.org/fred2/series/CASANF0LFN</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Fenix" svg:font-family="Fenix, 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wis </meta:initial-creator>
    <meta:creation-date>2014-02-18T19:44:03</meta:creation-date>
    <dc:date>2014-02-19T09:00:58</dc:date>
    <dc:creator>lewis </dc:creator>
    <meta:editing-duration>PT1H56M44S</meta:editing-duration>
    <meta:editing-cycles>126</meta:editing-cycles>
    <meta:generator>LibreOffice/3.6$Linux_x86 LibreOffice_project/360m1$Build-2</meta:generator>
    <meta:document-statistic meta:table-count="0" meta:image-count="0" meta:object-count="0" meta:page-count="3" meta:paragraph-count="19" meta:word-count="557" meta:character-count="4146" meta:non-whitespace-character-count="3599"/>
  </office:meta>
</office:document-meta>
</file>